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364f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364f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364f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364f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364f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364f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364f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364f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364f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364f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364f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364f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364f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364f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364f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364f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364f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aniel Jesus Millán  Marín 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/4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0418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niel José Del Valle Millán Azocar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0087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6.5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81" meta:character-count="1172" meta:non-whitespace-character-count="1000"/>
    <meta:template xlink:type="simple" xlink:actuate="onRequest" xlink:title="Normal" xlink:href=""/>
  </office:meta>
</office:document-meta>
</file>